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44524" officeooo:paragraph-rsid="00244524" style:font-size-asian="18pt" style:language-asian="zxx" style:country-asian="none" style:font-weight-asian="bold" style:font-size-complex="18pt" style:language-complex="zxx" style:country-complex="none" style:font-weight-complex="bold"/>
    </style:style>
    <style:style style:name="P5"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4524" officeooo:paragraph-rsid="00244524"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61bbb" officeooo:paragraph-rsid="00261bbb"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text-indent="0cm" style:auto-text-indent="false" fo:background-color="transparent"/>
      <style:text-properties style:font-name="Garamond" fo:font-size="16pt" fo:language="fr" fo:country="FR" officeooo:rsid="000c7d02" officeooo:paragraph-rsid="00261bbb" style:font-size-asian="16pt" style:language-asian="zxx" style:country-asian="none" style:font-size-complex="16pt" style:language-complex="zxx" style:country-complex="none"/>
    </style:style>
    <style:style style:name="P9"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10"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44524" officeooo:paragraph-rsid="00244524" style:font-size-asian="14pt" style:language-asian="zxx" style:country-asian="none" style:font-size-complex="14pt" style:language-complex="zxx" style:country-complex="none"/>
    </style:style>
    <style:style style:name="P11"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44524" officeooo:paragraph-rsid="00244524" style:font-size-asian="14pt" style:language-asian="zxx" style:country-asian="none" style:font-size-complex="14pt" style:language-complex="zxx" style:country-complex="none"/>
    </style:style>
    <style:style style:name="P1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b100f" style:font-size-asian="14pt" style:language-asian="zxx" style:country-asian="none" style:font-size-complex="14pt" style:language-complex="zxx" style:country-complex="none"/>
    </style:style>
    <style:style style:name="P1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1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1b4be6"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262ae3"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1bbb" officeooo:paragraph-rsid="00261bbb" style:font-size-asian="14pt" style:language-asian="zxx" style:country-asian="none" style:font-size-complex="14pt" style:language-complex="zxx" style:country-complex="none"/>
    </style:style>
    <style:style style:name="P1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2ae3" officeooo:paragraph-rsid="00262ae3" style:font-size-asian="14pt" style:language-asian="zxx" style:country-asian="none" style:font-size-complex="14pt" style:language-complex="zxx" style:country-complex="none"/>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824c5" officeooo:paragraph-rsid="002824c5" style:font-size-asian="14pt" style:language-asian="zxx" style:country-asian="none" style:font-size-complex="14pt" style:language-complex="zxx" style:country-complex="none"/>
    </style:style>
    <style:style style:name="P20"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fo:font-weight="bold" officeooo:rsid="00262ae3" officeooo:paragraph-rsid="001b4be6" style:font-size-asian="14pt" style:language-asian="zxx" style:country-asian="none" style:font-weight-asian="bold" style:font-size-complex="14pt" style:language-complex="zxx" style:country-complex="none" style:font-weight-complex="bold"/>
    </style:style>
    <style:style style:name="P21" style:family="paragraph" style:parent-style-name="Standard" style:list-style-name="L1">
      <style:text-properties style:font-name="Garamond" fo:font-size="16pt" fo:language="fr" fo:country="FR" fo:font-weight="bold" officeooo:rsid="00244524" officeooo:paragraph-rsid="00244524" style:font-size-asian="16pt" style:language-asian="zxx" style:country-asian="none" style:font-weight-asian="bold" style:font-size-complex="16pt" style:language-complex="zxx" style:country-complex="none" style:font-weight-complex="bold"/>
    </style:style>
    <style:style style:name="P22" style:family="paragraph" style:parent-style-name="Standard" style:list-style-name="L1">
      <style:text-properties style:font-name="Garamond" fo:font-size="16pt" fo:language="fr" fo:country="FR" fo:font-weight="bold" officeooo:rsid="00261bbb" officeooo:paragraph-rsid="00261bbb" style:font-size-asian="16pt" style:language-asian="zxx" style:country-asian="none" style:font-weight-asian="bold" style:font-size-complex="16pt" style:language-complex="zxx" style:country-complex="none" style:font-weight-complex="bold"/>
    </style:style>
    <style:style style:name="P23" style:family="paragraph" style:parent-style-name="Standard" style:list-style-name="L1">
      <style:text-properties style:font-name="Garamond" fo:font-size="16pt" fo:language="fr" fo:country="FR" fo:font-weight="bold" officeooo:rsid="00262ae3" officeooo:paragraph-rsid="00262ae3" style:font-size-asian="16pt" style:language-asian="zxx" style:country-asian="none" style:font-weight-asian="bold" style:font-size-complex="16pt" style:language-complex="zxx" style:country-complex="none" style:font-weight-complex="bold"/>
    </style:style>
    <style:style style:name="T1" style:family="text">
      <style:text-properties officeooo:rsid="001feb0d"/>
    </style:style>
    <style:style style:name="T2" style:family="text">
      <style:text-properties officeooo:rsid="00261bbb"/>
    </style:style>
    <style:style style:name="T3" style:family="text">
      <style:text-properties officeooo:rsid="00262ae3"/>
    </style:style>
    <style:style style:name="T4" style:family="text">
      <style:text-properties officeooo:rsid="00297f45"/>
    </style:style>
    <style:style style:name="T5" style:family="text">
      <style:text-properties officeooo:rsid="002b4642"/>
    </style:style>
    <style:style style:name="T6" style:family="text">
      <style:text-properties officeooo:rsid="002c735c"/>
    </style:style>
    <style:style style:name="T7" style:family="text">
      <style:text-properties officeooo:rsid="002e34c1"/>
    </style:style>
    <style:style style:name="T8" style:family="text">
      <style:text-properties officeooo:rsid="002eec31"/>
    </style:style>
    <style:style style:name="T9" style:family="text">
      <style:text-properties officeooo:rsid="002fb5b2"/>
    </style:style>
    <style:style style:name="T10" style:family="text">
      <style:text-properties officeooo:rsid="0030406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ngues</text:p>
      <text:p text:style-name="P3"/>
      <text:list xml:id="list1894570337" text:style-name="L1">
        <text:list-item>
          <text:p text:style-name="P21">Langue Humaine</text:p>
        </text:list-item>
      </text:list>
      <text:p text:style-name="P2"/>
      <text:p text:style-name="P10">A l’origine, la Terre comportait de multiples nations et encore plus de langues, suite à l’exil de l’humanité sur Mars et la fondation d’Alcor et New Gaïa, il a été décidé en 2085 <text:span text:style-name="T7">(c-126)</text:span> suite à l’unification des gouvernements d’instaurer une langue commune à tous.</text:p>
      <text:p text:style-name="P11">Parmi les candidats potentiels, l’Anglais était la langue que la majorité des habitants parlaient en seconde langue.</text:p>
      <text:p text:style-name="P11">A partir de cette Anglais, des linguiste<text:span text:style-name="T4">s</text:span> ont cré<text:span text:style-name="T4">é</text:span> l’Alcorien, qui est une version simplifié<text:span text:style-name="T4">e</text:span> (en grande partie sur l’orthographe et la phonétique) de l’Anglais.</text:p>
      <text:p text:style-name="P11">En 20<text:span text:style-name="T8">90 (c-121)</text:span>, l’Alcorien est instauré comme langue unique à l’école humaine.</text:p>
      <text:p text:style-name="P11">Depuis, elle est restée la langue de l’humanité, et quand bien même elle a évolué au fil des siècles, elle reste l’une des pierres fondatrice<text:span text:style-name="T4">s</text:span> de l’union des Hommes pour la conquête spatiale.</text:p>
      <text:p text:style-name="P5"/>
      <text:list xml:id="list182621385403147" text:continue-numbering="true" text:style-name="L1">
        <text:list-item>
          <text:p text:style-name="P21">Langue Strani</text:p>
        </text:list-item>
      </text:list>
      <text:p text:style-name="P9"/>
      <text:p text:style-name="P6">La langue officielle des Stranis pour les échanges diplomatiques est le Trane, il s’agit de la langue instauré<text:span text:style-name="T4">e</text:span> à la fondation d<text:span text:style-name="T9">e la république</text:span> Strani en 2124 <text:span text:style-name="T7">(c-88)</text:span>. Il existe des dialectes propres à certaines planète<text:span text:style-name="T4">s</text:span> ou régions d<text:span text:style-name="T10">e la république</text:span>, mais tout citoyen Strani se doit de parler le Trane.</text:p>
      <text:p text:style-name="P6">Cette langue est semblable à une suite d’onomatopées <text:span text:style-name="T2">et de sifflements</text:span> pour l’oreille humaine, il est donc quasi impossible pour un humain de parler le Trane.</text:p>
      <text:p text:style-name="P6">Lors du premier contact, la barrière de la langue a été franchie grâce à des interprètes robotiques et au travail des linguistes <text:span text:style-name="T3">H</text:span>umains sur des extraits d’écritures Stranis.</text:p>
      <text:p text:style-name="P7">De leur c<text:span text:style-name="T4">ô</text:span>té, les Stranis sont capable<text:span text:style-name="T4">s</text:span> de comprendre l’Alcorien, même s’ils ont quelques difficultés avec les ‘s’ puisque le Trane possède tout un répertoire de sons sifflés. Ils ne peuvent en revanche pas le parler sans un énorme effort et seront limités à certaines sonorités.</text:p>
      <text:p text:style-name="P8"/>
      <text:list xml:id="list182620549296540" text:continue-numbering="true" text:style-name="L1">
        <text:list-item>
          <text:p text:style-name="P22">Vada</text:p>
        </text:list-item>
      </text:list>
      <text:p text:style-name="P12"/>
      <text:p text:style-name="P17">Les Vadas n’ayant pas de gouvernement unifié, il en est de même pour leur langue.</text:p>
      <text:p text:style-name="P17">Chaque clan Vada parle sa propre langue, mais elles ont toute des points communs très marqués.</text:p>
      <text:p text:style-name="P17">Sur le plan diplomatique, les Vadas parlent la langue du clan Groluma qui les représente au Conseil Galactique.</text:p>
      <text:p text:style-name="P17">Les Vadas sont capable<text:span text:style-name="T5">s</text:span> de comprendre l’Alcorien et le Trane mais ne peuvent parler que l’Alcorien.</text:p>
      <text:p text:style-name="P18">Les Humains peuvent eux parler le Vada alors que les Stranis en sont totalement incapables.</text:p>
      <text:p text:style-name="P18"/>
      <text:list xml:id="list182620380416418" text:continue-numbering="true" text:style-name="L1">
        <text:list-item>
          <text:p text:style-name="P23"><text:soft-page-break/>Micro-interprète</text:p>
        </text:list-item>
      </text:list>
      <text:p text:style-name="P13"/>
      <text:p text:style-name="P18">Avant 2225 <text:span text:style-name="T7">(c5)</text:span>, tous les échanges entre Humains et Stranis nécessitaient des interprètes robotiques. Mais depuis la technologie des implants crânien<text:span text:style-name="T6">s</text:span>, et suite au travail de l’Union en matière de traduction instantané<text:span text:style-name="T6">e</text:span>, les implants sont équipés d’un micro-interprète qui va traduire toute les langues connu<text:span text:style-name="T6">e</text:span>s vers la langue de son hôte.</text:p>
      <text:p text:style-name="P18">La traduction est de l’ordre de la microseconde, rendant possible la communication entre tous ceux équipé<text:span text:style-name="T6">s</text:span> d’implant.</text:p>
      <text:p text:style-name="P18">Cette avancé à permis d’intégrer avec une grande facilité les membres des autres races dans le Consortium. </text:p>
      <text:p text:style-name="P18">Et depuis 2240 <text:span text:style-name="T7">(c19)</text:span>, l’interprète fait également office de traducteur, rendant la lecture de textes alien possible.</text:p>
      <text:p text:style-name="P18">Aujourd’hui, tous les membres du Consortium sont capables de communiquer entre eux que ce soit par écrit ou par oral.</text:p>
      <text:p text:style-name="P19">Les civils non équipés d’implant doivent eux utiliser un interprète robotique (chaque spatioport en possède au moins un).</text:p>
      <text:p text:style-name="P18"/>
      <text:p text:style-name="P20"/>
      <text:p text:style-name="P16"/>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36S</meta:editing-duration>
    <meta:editing-cycles>25</meta:editing-cycles>
    <meta:generator>LibreOffice/6.0.2.1$Windows_X86_64 LibreOffice_project/f7f06a8f319e4b62f9bc5095aa112a65d2f3ac89</meta:generator>
    <dc:date>2020-03-11T18:26:03.777000000</dc:date>
    <meta:document-statistic meta:table-count="0" meta:image-count="0" meta:object-count="0" meta:page-count="2" meta:paragraph-count="26" meta:word-count="521" meta:character-count="3205" meta:non-whitespace-character-count="2713"/>
    <meta:user-defined meta:name="Info 1"/>
    <meta:user-defined meta:name="Info 2"/>
    <meta:user-defined meta:name="Info 3"/>
    <meta:user-defined meta:name="Info 4"/>
  </office:meta>
</office:document-meta>
</file>